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heckbox (Dashboard)</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p text:style-name="Standard"/>

            
                <text:list xml:id="list_Checkbox (Dashboard)2" text:continue-numbering="true" text:continue-list="list_Checkbox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p text:style-name="Standard"/>,
                                            <text:list xml:id="list_Checkbox (Dashboard)5" text:continue-numbering="true" text:continue-list="list_Checkbox (Dashboard)4"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Label displayed next to the checkbox.</text:span></text:p><text:p text:style-name="Standard"/>,
                                            <text:list xml:id="list_Checkbox (Dashboard)6" text:continue-numbering="true" text:continue-list="list_Checkbox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Dashboard)7" text:continue-numbering="true" text:continue-list="list_Checkbox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Checkbox (Dashboard)8" text:continue-numbering="true" text:continue-list="list_Checkbox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heckbox (Dashboard)9" text:continue-numbering="true" text:continue-list="list_Checkbox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heckbox (Dashboard)10" text:continue-numbering="true" text:continue-list="list_Checkbox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heckbox (Dashboard)11" text:continue-numbering="true" text:continue-list="list_Checkbox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heckbox (Dashboard)12" text:continue-numbering="true" text:continue-list="list_Checkbox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heckbox (Dashboard)13" text:continue-numbering="true" text:continue-list="list_Checkbox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heckbox (Dashboard)14" text:continue-numbering="true" text:continue-list="list_Checkbox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Dashboard)15" text:continue-numbering="true" text:continue-list="list_Checkbox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Dashboard)16" text:continue-numbering="true" text:continue-list="list_Checkbox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eckbox (Dashboard)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Dashboard)18" text:continue-numbering="true" text:continue-list="list_Checkbox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heckbox (Dashboard)19" text:continue-numbering="true" text:continue-list="list_Checkbox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heckbox (Dashboard)20" text:continue-numbering="true" text:continue-list="list_Checkbox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eckbox (Dashboard)3" text:continue-numbering="true" text:continue-list="list_Checkbox (Dashboard)2" text:style-name="Outline">
                        <text:list-item>
                            <text:list>
                                <text:list-item>
                                    <text:h text:style-name="Heading_20_2" text:outline-level="2">Examples</text:h>
                                </text:list-item>
                            </text:list>
                        </text:list-item>
                    </text:list>
                    <text:p text:style-name="Standard"/>
                    <text:list xml:id="list_Checkbox (Dashboard)21"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